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5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1.7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6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8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8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9" draw:text-style-name="P5" draw:layer="layout" svg:width="19.898cm" svg:height="1.28cm" svg:x="5.907cm" svg:y="18.468cm">
          <draw:text-box>
            <text:p><text:span text:style-name="T1">Increase by </text:span><text:span text:style-name="T4">∆</text:span><text:span text:style-name="T5"> = 1 the value at index 12 of the array</text:span><text:span text:style-name="T6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7:13:11.559264856</dc:date>
    <dc:creator>elucterio </dc:creator>
    <meta:editing-duration>P1DT1H7M31S</meta:editing-duration>
    <meta:editing-cycles>41</meta:editing-cycles>
    <meta:generator>LibreOffice/4.2.8.2$Linux_X86_64 LibreOffice_project/420m0$Build-2</meta:generator>
    <meta:document-statistic meta:object-count="75"/>
  </office:meta>
</office:document-meta>
</file>